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/>
    </style:style>
    <style:style style:name="P3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officeooo:paragraph-rsid="0007be78"/>
    </style:style>
    <style:style style:name="P14" style:family="paragraph" style:parent-style-name="Text_20_body" style:list-style-name="L5">
      <style:paragraph-properties fo:margin-top="0cm" fo:margin-bottom="0cm" loext:contextual-spacing="false"/>
      <style:text-properties officeooo:rsid="0007be78" officeooo:paragraph-rsid="0007be78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036f84"/>
    </style:style>
    <style:style style:name="T2" style:family="text">
      <style:text-properties officeooo:rsid="00044afd"/>
    </style:style>
    <style:style style:name="T3" style:family="text">
      <style:text-properties officeooo:rsid="0005dbf0"/>
    </style:style>
    <style:style style:name="T4" style:family="text">
      <style:text-properties officeooo:rsid="0007be78"/>
    </style:style>
    <style:style style:name="T5" style:family="text">
      <style:text-properties officeooo:rsid="0009e75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van Buendia Gayton</text:h>
      <text:p text:style-name="P2">Humanitarian Field Worker, Software Developer, Mapper, Data Collector, Manager, Leader</text:p>
      <text:p text:style-name="P1">5702 Solly Road, Summerland, British Columbia V0H 1Z1 Canada <text:span text:style-name="T1">| </text:span><text:a xlink:type="simple" xlink:href="mailto:ivangayton@gmail.com" text:style-name="Internet_20_link" text:visited-style-name="Visited_20_Internet_20_Link">ivangayton@gmail.com</text:a></text:p>
      <text:p text:style-name="Horizontal_20_Line"/>
      <text:h text:style-name="Heading_20_2" text:outline-level="2">Overview</text:h>
      <text:p text:style-name="Text_20_body">At the intersection of technology, humanitarianism, health, and innovation.</text:p>
      <text:list xml:id="list8408042697475984686" text:style-name="L1">
        <text:list-item>
          <text:p text:style-name="P9">Over ten years in the hardest and most neglected contexts of the world making life better for the most vulnerable. </text:p>
        </text:list-item>
        <text:list-item>
          <text:p text:style-name="P4"><text:span text:style-name="T5">Expert knowledge of</text:span> problem domains in low-income settings <text:span text:style-name="T2">and</text:span> good product management skill. </text:p>
        </text:list-item>
        <text:list-item>
          <text:p text:style-name="P4">Manager, <text:span text:style-name="T2">leader</text:span> who empower<text:span text:style-name="T2">s</text:span> people to get on with what the<text:span text:style-name="T2">y do well</text:span> at while keeping an eye on <text:span text:style-name="T2">the</text:span> big picture. </text:p>
        </text:list-item>
      </text:list>
      <text:h text:style-name="Heading_20_2" text:outline-level="2">Work Experience:</text:h>
      <text:h text:style-name="Heading_20_4" text:outline-level="4">Médecins Sans Frontières (MSF or Doctors Without Borders) 2003-2016 (still involved on Board of Directors and advisory roles)</text:h>
      <text:p text:style-name="Text_20_body"><text:span text:style-name="Strong_20_Emphasis">Head of Mission and other positions</text:span></text:p>
      <text:p text:style-name="Text_20_body">Managed a number of MSF missions as HoM (Country Director), including Nigeria, Haiti, Libya, and South Sudan. Also worked as Project Coordinator and Logistician in several other countries. Did a stint as Humanitarian Affairs Advisor based in Amsterdam, focusing on migrants. Two years as GIS and Technological Innovation Advisor. Some highlights:</text:p>
      <text:list xml:id="list5250896841648961259" text:style-name="L2">
        <text:list-item>
          <text:p text:style-name="P10">Emergency Coordinator <text:span text:style-name="T2">(Head of Mission)</text:span> <text:span text:style-name="T2">in Haiti </text:span>during the cholera epidemic following the 2010 earthquake. </text:p>
          <text:list>
            <text:list-item>
              <text:p text:style-name="P10">MSF teams treated over 110,000 patients during the time I was there, with a mortality rate in our facilities of 0.9%. Estimated mortality without treatment was 40%. <text:span text:style-name="T2">We saved over 40,000 lives. </text:span>This was not, of course, down to me; it was an enormous group effort, but I played a <text:span text:style-name="T2">substantial and </text:span>genuine part in it, and of all the things I have done in my life it is the one I am most proud of. </text:p>
            </text:list-item>
          </text:list>
        </text:list-item>
        <text:list-item>
          <text:p text:style-name="P10">Led teams into Libya during the Arab Spring uprising to support hospitals treating the wounded. </text:p>
        </text:list-item>
        <text:list-item>
          <text:p text:style-name="P10">Led a successful advocacy campaign for an environmental, rather than purely medical, response to the largest lead poisoning crisis in history (Zamfara State, Nigeria). </text:p>
        </text:list-item>
        <text:list-item>
          <text:p text:style-name="P10">Negotiated access for MSF into parts of Pakistan affected by the Baloch insurgency (essentially the only organization to successully gain any kind of access to the affected population). </text:p>
        </text:list-item>
        <text:list-item>
          <text:p text:style-name="P10">Wrote the first project proposal to put a boat on the Mediterranean Sea to rescue migrants - in 2011. Much of that proposal was re-used in 2015, when MSF finally got into sea rescue. </text:p>
        </text:list-item>
        <text:list-item>
          <text:p text:style-name="P10">Identified, promoted, and mentored several people who went on to surpass my own accomplishments within MSF and the humanitarian field. </text:p>
        </text:list-item>
        <text:list-item>
          <text:p text:style-name="P10">Co-founded the Missing Maps project (<text:a xlink:type="simple" xlink:href="http://missingmaps.org/" text:style-name="Internet_20_link" text:visited-style-name="Visited_20_Internet_20_Link">missingmaps.org</text:a>) which has created free, open map data for nearly 20 million people. </text:p>
        </text:list-item>
        <text:list-item>
          <text:p text:style-name="P5">Led a collaboration with between MSF and Google to create electronic medical records in Ebola centres (<text:a xlink:type="simple" xlink:href="http://www.projectbuendia.org/" text:style-name="Internet_20_link" text:visited-style-name="Visited_20_Internet_20_Link">projectbuendia.org</text:a>). </text:p>
        </text:list-item>
      </text:list>
      <text:h text:style-name="Heading_20_4" text:outline-level="4"><text:a xlink:type="simple" xlink:href="http://Wave.com/" text:style-name="Internet_20_link" text:visited-style-name="Visited_20_Internet_20_Link">Wave.com</text:a> (Mobile Money startup) May 2016-April 2017</text:h>
      <text:p text:style-name="Text_20_body"><text:span text:style-name="Strong_20_Emphasis">Africa operations</text:span></text:p>
      <text:list xml:id="list8359984374328254604" text:style-name="L3">
        <text:list-item>
          <text:p text:style-name="P11">Preparing licenses and other prerequisites for Wave's operations in West Africa, based in Dakar, Senegal. </text:p>
        </text:list-item>
        <text:list-item>
          <text:p text:style-name="P11">Successfully negotiated a bank partnership, Central Bank authorization, Value Added Service provider license, access to USSD and SMS with major telcos. </text:p>
        </text:list-item>
        <text:list-item>
          <text:p text:style-name="P6">Left Wave amicably after a major reorganization left no appropriate role for me compatible with my family's living circumstances (Wave is no longer focusing on West African expansion). </text:p>
        </text:list-item>
      </text:list>
      <text:h text:style-name="Heading_20_4" text:outline-level="4">Independent consultant to several humanitarian agencies (various times)</text:h>
      <text:p text:style-name="Text_20_body">Advisor, project manager, and software product manager</text:p>
      <text:list xml:id="list6776455186969407513" text:style-name="L4">
        <text:list-item>
          <text:p text:style-name="P12">Advising and to some extent leading an Electronic Medical Records for Emergencies development team (<text:a xlink:type="simple" xlink:href="http://projectbuendia.org/" text:style-name="Internet_20_link" text:visited-style-name="Visited_20_Internet_20_Link">projectbuendia.org</text:a>) </text:p>
        </text:list-item>
        <text:list-item>
          <text:p text:style-name="P12">Ongoing support to humanitarian mapping initiative that I co-founded in 2014 (<text:a xlink:type="simple" xlink:href="http://missingmaps.org/" text:style-name="Internet_20_link" text:visited-style-name="Visited_20_Internet_20_Link">missingmaps.org</text:a>) </text:p>
          <text:list>
            <text:list-item>
              <text:p text:style-name="P12">Developing a software for <text:span text:style-name="T4">crowdsourced </text:span>off-line mobile image classification for humanitarian mapping <text:span text:style-name="T4">that has over 11 million contributions and has helped put 10 million people on the map</text:span> (<text:a xlink:type="simple" xlink:href="http://mapswipe.org/" text:style-name="Internet_20_link" text:visited-style-name="Visited_20_Internet_20_Link"><text:span text:style-name="T4">mapswipe.org</text:span></text:a>).</text:p>
            </text:list-item>
          </text:list>
        </text:list-item>
        <text:list-item>
          <text:p text:style-name="P12">Development of an offline server for data collection in resource-poor settings (<text:a xlink:type="simple" xlink:href="http://github.com/ivangayton/ODKAggregateOnEdison" text:style-name="Internet_20_link" text:visited-style-name="Visited_20_Internet_20_Link">github.com/ivangayton/ODKAggregateOnEdison</text:a>) </text:p>
        </text:list-item>
        <text:list-item>
          <text:p text:style-name="P12"><text:soft-page-break/>Support to mobile data collection projects in several countries for humanitarian agencies (including complete turnkey setup of OpenDataKit and Kobo Toolbox instances) </text:p>
        </text:list-item>
        <text:list-item>
          <text:p text:style-name="P7">Independent local mapping initiative in the summer of 2017 in Sierra Leone.</text:p>
        </text:list-item>
      </text:list>
      <text:h text:style-name="Heading_20_4" text:outline-level="4">Robin B Clark Inc. Forestry Consultants, Brinkman &amp; Associates Reforestation Ltd</text:h>
      <text:p text:style-name="Text_20_body">1995-2003</text:p>
      <text:list xml:id="list2639291685924326817" text:style-name="L5">
        <text:list-item>
          <text:p text:style-name="P13">Project manager from 1996 through 2003, <text:span text:style-name="T3">running forestry operations with up to 75 employees in remote locations, consistently returning high gross margins while maintaining client satifaction and company reputation.</text:span> </text:p>
        </text:list-item>
        <text:list-item>
          <text:p text:style-name="P13">Consulting on an occasional basis between humanitarian missions and other work since 2003, <text:span text:style-name="T4">primarily on ecological restoration projects</text:span>.</text:p>
        </text:list-item>
        <text:list-item>
          <text:p text:style-name="P14">Teaching practical GIS for scientists and resource managers.</text:p>
        </text:list-item>
      </text:list>
      <text:h text:style-name="Heading_20_2" text:outline-level="2">S<text:span text:style-name="T3">kills</text:span></text:h>
      <text:list xml:id="list5383411242905353114" text:style-name="L6">
        <text:list-item>
          <text:p text:style-name="P15">Python <text:span text:style-name="T4">(2 years),</text:span> Flask, Java (<text:span text:style-name="T4">3 years, </text:span>including <text:span text:style-name="T4">some </text:span>Android <text:span text:style-name="T4">Java</text:span>), <text:span text:style-name="T4">SQL, and </text:span>R. <text:span text:style-name="T4">Not up to professional software engineer standards in terms of productivity, testing coverage, etc, but capable of building production systems and contributing usefully in professional teams.</text:span></text:p>
        </text:list-item>
        <text:list-item>
          <text:p text:style-name="P15">Strong Shell (bash) scripting <text:span text:style-name="T4">(3 years, many mission-critical components)</text:span>. Particular <text:span text:style-name="T4">expertise </text:span>provisioning for small, low-power embedded systems <text:span text:style-name="T4">(Intel Edison)</text:span>, and general UNIX (well, GNU/Linux) system administration. </text:p>
        </text:list-item>
        <text:list-item>
          <text:p text:style-name="P15">Networking in resource-poor environments. </text:p>
        </text:list-item>
        <text:list-item>
          <text:p text:style-name="P15">Product Management. Sufficient knowledge of software engineering to effectively lead a team of engineers and designers, and an expert knowledge of problem domains in humanitarian and low-income settings, particularly around health, geography, and data collection. </text:p>
        </text:list-item>
        <text:list-item>
          <text:p text:style-name="P15">GIS software, formerly ESRI products but now almost exclusively free software packages including QGIS, GDAL, PostGIS, etc. Have led development teams building GIS-related applications (MapSwipe). Occasionally teach a practical GIS course for scientists and humanitarian professionals. </text:p>
        </text:list-item>
        <text:list-item>
          <text:p text:style-name="P15">Design and deployment of data collection systems (OpenDataKit and Kobo Toolbox, among others). </text:p>
        </text:list-item>
        <text:list-item>
          <text:p text:style-name="P15">Security management, including in conflict and disaster areas. </text:p>
        </text:list-item>
        <text:list-item>
          <text:p text:style-name="P15">Medical program management in resource-poor settings. </text:p>
        </text:list-item>
        <text:list-item>
          <text:p text:style-name="P15">Advocacy and public speaking. Representation to media, public, and officials in "silent diplomacy" or negotiations. </text:p>
        </text:list-item>
        <text:list-item>
          <text:p text:style-name="P15">Operational ethics, including designing and delivering formal workshops to help humanitarian teams work through dilemmas in the field. </text:p>
        </text:list-item>
        <text:list-item>
          <text:p text:style-name="P8">Academic knowledge in biology, philosophy (particularly ethics), a bit of anthropology, and mathematics. No degree, but three years of university courses with very high grades, but not following a degree program (taking undergrad university classes in the aforementioned fields between humanitarian missions out of personal interest in the subject matter). </text:p>
        </text:list-item>
      </text:list>
      <text:h text:style-name="Heading_20_2" text:outline-level="2">Tech projects</text:h>
      <text:p text:style-name="Text_20_body"><text:a xlink:type="simple" xlink:href="https://github.com/mapswipe" text:style-name="Internet_20_link" text:visited-style-name="Visited_20_Internet_20_Link">github.com/mapswipe/</text:a> <text:a xlink:type="simple" xlink:href="http://mapswipe.org/" text:style-name="Internet_20_link" text:visited-style-name="Visited_20_Internet_20_Link">mapswipe.org</text:a>. Conceived and founded the project, managed the product, wrote some of the back-end Python code).</text:p>
      <text:p text:style-name="Text_20_body"><text:a xlink:type="simple" xlink:href="http://www.projectbuendia.org/" text:style-name="Internet_20_link" text:visited-style-name="Visited_20_Internet_20_Link">projectbuendia.org</text:a>. Conceived and co-founded the project, project managed from MSF's side of the collaboration.</text:p>
      <text:p text:style-name="Text_20_body"><text:a xlink:type="simple" xlink:href="http://www.missingmaps.org/" text:style-name="Internet_20_link" text:visited-style-name="Visited_20_Internet_20_Link">missingmaps.org</text:a> Conceived of and co-founded this project, shameless plug here: <text:a xlink:type="simple" xlink:href="https://www.theguardian.com/cities/2014/oct/06/missing-maps-human-genome-project-unmapped-cities" text:style-name="Internet_20_link" text:visited-style-name="Visited_20_Internet_20_Link">https://www.theguardian.com/cities/2014/oct/06/missing-maps-human-genome-project-unmapped-cities</text:a>)</text:p>
      <text:p text:style-name="Text_20_body">Provisioning scripts for various humanitarian field endeavors <text:a xlink:type="simple" xlink:href="https://github.com/ivangayton/setup-scripts-various" text:style-name="Internet_20_link" text:visited-style-name="Visited_20_Internet_20_Link">setup-scripts-various</text:a> and <text:a xlink:type="simple" xlink:href="https://github.com/ivangayton/ODKAggregateOnEdison" text:style-name="Internet_20_link" text:visited-style-name="Visited_20_Internet_20_Link">ODK Aggregate on Edison</text:a>.</text:p>
      <text:p text:style-name="Text_20_body"><text:a xlink:type="simple" xlink:href="https://docs.google.com/document/d/1OCV10fdxtb9OGKK_hKkuFWlHDDy8ULtPsFYqksHUtvc/edit?usp=sharing" text:style-name="Internet_20_link" text:visited-style-name="Visited_20_Internet_20_Link">West Africa Motorcycle Mapping</text:a>. Independent humanitarian/medical mapping project happening in summer 2017.</text:p>
      <text:h text:style-name="Heading_20_2" text:outline-level="2"><text:span text:style-name="T3">L</text:span>anguages</text:h>
      <text:list xml:id="list771485051461638321" text:style-name="L7">
        <text:list-item>
          <text:p text:style-name="P16">English: Mother tongue, French: very fluent (near native speaker) Spanish: basic verbal communication, Arabic (North African colloquial): <text:span text:style-name="T1">minimal but function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style:page-number="auto" style:shadow="non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101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101cm" fo:margin-bottom="0.101cm" loext:contextual-spacing="false"/>
      <style:text-properties style:font-name="Liberation Serif" fo:font-family="'Liberation Serif'" style:font-family-generic="roman" style:font-pitch="variable" fo:font-size="11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02:52.933061326</meta:creation-date>
    <dc:date>2017-05-10T13:50:45.377598839</dc:date>
    <meta:editing-duration>PT24M1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1048" meta:character-count="7316" meta:non-whitespace-character-count="6333"/>
  </office:meta>
</office:document-meta>
</file>